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2" style:family="table">
      <style:table-properties style:width="11.008cm" fo:margin-left="0.436cm" table:align="left" style:writing-mode="lr-tb"/>
    </style:style>
    <style:style style:name="Table12.A" style:family="table-column">
      <style:table-column-properties style:column-width="3.664cm"/>
    </style:style>
    <style:style style:name="Table12.C" style:family="table-column">
      <style:table-column-properties style:column-width="3.681cm"/>
    </style:style>
    <style:style style:name="Table12.1" style:family="table-row">
      <style:table-row-properties style:min-row-height="0.607cm" fo:keep-together="auto"/>
    </style:style>
    <style:style style:name="Table1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2" style:family="table-row">
      <style:table-row-properties style:min-row-height="0.584cm" fo:keep-together="auto"/>
    </style:style>
    <style:style style:name="Table1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" style:family="table">
      <style:table-properties style:width="11.827cm" fo:margin-left="0.436cm" table:align="left" style:writing-mode="lr-tb"/>
    </style:style>
    <style:style style:name="Table1.A" style:family="table-column">
      <style:table-column-properties style:column-width="4.482cm"/>
    </style:style>
    <style:style style:name="Table1.B" style:family="table-column">
      <style:table-column-properties style:column-width="3.664cm"/>
    </style:style>
    <style:style style:name="Table1.C" style:family="table-column">
      <style:table-column-properties style:column-width="3.681cm"/>
    </style:style>
    <style:style style:name="Table1.1" style:family="table-row">
      <style:table-row-properties style:min-row-height="0.607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584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1d4083"/>
    </style:style>
    <style:style style:name="P2" style:family="paragraph" style:parent-style-name="Standard">
      <style:paragraph-properties style:snap-to-layout-grid="false"/>
      <style:text-properties officeooo:paragraph-rsid="001d4083"/>
    </style:style>
    <style:style style:name="P3" style:family="paragraph" style:parent-style-name="Standard">
      <style:text-properties officeooo:paragraph-rsid="001d4083"/>
    </style:style>
    <style:style style:name="P4" style:family="paragraph" style:parent-style-name="Standard">
      <style:text-properties fo:language="uka" fo:country="none" officeooo:paragraph-rsid="001d4083"/>
    </style:style>
    <style:style style:name="P5" style:family="paragraph" style:parent-style-name="Standard">
      <style:paragraph-properties fo:text-align="center" style:justify-single-word="false"/>
      <style:text-properties fo:language="uka" fo:country="none" officeooo:paragraph-rsid="001d4083"/>
    </style:style>
    <style:style style:name="P6" style:family="paragraph" style:parent-style-name="Standard">
      <style:paragraph-properties style:snap-to-layout-grid="false"/>
      <style:text-properties fo:language="uka" fo:country="none" officeooo:paragraph-rsid="001d4083"/>
    </style:style>
    <style:style style:name="P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weight="bold" officeooo:paragraph-rsid="001d4083" style:font-weight-asian="bold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officeooo:paragraph-rsid="001d4083"/>
    </style:style>
    <style:style style:name="P9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language="uka" fo:country="none" fo:font-weight="bold" officeooo:paragraph-rsid="001d4083" style:font-weight-asian="bold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fo:language="uka" fo:country="none" officeooo:paragraph-rsid="001d4083"/>
    </style:style>
    <style:style style:name="P11" style:family="paragraph" style:parent-style-name="Standard">
      <style:paragraph-properties fo:margin-left="0.635cm" fo:margin-right="0cm" fo:text-align="center" style:justify-single-word="false" fo:text-indent="0cm" style:auto-text-indent="false" fo:break-before="page"/>
      <style:text-properties fo:font-weight="normal" officeooo:paragraph-rsid="001d4083" style:font-weight-asian="normal" style:font-weight-complex="normal"/>
    </style:style>
    <style:style style:name="P12" style:family="paragraph" style:parent-style-name="Standard">
      <style:paragraph-properties fo:margin-left="0.635cm" fo:margin-right="0cm" fo:text-align="center" style:justify-single-word="false" fo:text-indent="0cm" style:auto-text-indent="false" fo:break-before="page"/>
      <style:text-properties fo:language="uka" fo:country="none" fo:font-weight="bold" officeooo:paragraph-rsid="001d4083" style:font-weight-asian="bold"/>
    </style:style>
    <style:style style:name="P13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language="uka" fo:country="none" fo:font-weight="normal" officeooo:paragraph-rsid="001d4083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fo:language="uka" fo:country="none" fo:font-weight="bold" officeooo:paragraph-rsid="001d4083" style:font-weight-asian="bold"/>
    </style:style>
    <style:style style:name="P15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language="uka" fo:country="none" officeooo:paragraph-rsid="001d4083"/>
    </style:style>
    <style:style style:name="P16" style:family="paragraph" style:parent-style-name="Standard">
      <style:paragraph-properties fo:margin-left="0cm" fo:margin-right="0cm" fo:text-align="center" style:justify-single-word="false" fo:text-indent="0.953cm" style:auto-text-indent="false" fo:break-before="page"/>
      <style:text-properties fo:language="uka" fo:country="none" fo:font-weight="bold" officeooo:paragraph-rsid="001d4083" style:font-weight-asian="bold"/>
    </style:style>
    <style:style style:name="T1" style:family="text">
      <style:text-properties officeooo:rsid="0004c662"/>
    </style:style>
    <style:style style:name="T2" style:family="text">
      <style:text-properties fo:font-weight="bold" style:font-weight-asian="bold"/>
    </style:style>
    <style:style style:name="T3" style:family="text">
      <style:text-properties fo:language="uk" fo:country="U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Варіант 6</text:p>
      <text:p text:style-name="P9"/>
      <text:p text:style-name="P4">1. Скласти математичну модель задачі. Побудувати двоїсту задачу і знайти <text:s text:c="2"/>розв’язок прямої і двоїстої задачі. <text:s/></text:p>
      <text:p text:style-name="P10">Для виробництва продукції двох видів А і Б <text:s/>використовується три види ресурсів. Дано питомі витрати сировини, обладнання, витрати електроенергії. Добові ресурси: 880 одиниць обладнання, 864 одиниць сировини, 912 одиниці <text:s/>електроенергії, витрати яких на одиницю продукції подані в таблиці.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4">Ресурси</text:p>
          </table:table-cell>
          <table:table-cell table:style-name="Table1.B1" table:number-columns-spanned="2" office:value-type="string">
            <text:p text:style-name="P5">Продукція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4">А</text:p>
          </table:table-cell>
          <table:table-cell table:style-name="Table1.B1" office:value-type="string">
            <text:p text:style-name="P4">Б</text:p>
          </table:table-cell>
        </table:table-row>
        <table:table-row table:style-name="Table1.2">
          <table:table-cell table:style-name="Table1.B2" office:value-type="string">
            <text:p text:style-name="P4">Обладнання</text:p>
          </table:table-cell>
          <table:table-cell table:style-name="Table1.B2" office:value-type="string">
            <text:p text:style-name="P5">10</text:p>
          </table:table-cell>
          <table:table-cell table:style-name="Table1.B1" office:value-type="string">
            <text:p text:style-name="P5">5</text:p>
          </table:table-cell>
        </table:table-row>
        <table:table-row table:style-name="Table1.2">
          <table:table-cell table:style-name="Table1.B2" office:value-type="string">
            <text:p text:style-name="P4">Сировина</text:p>
          </table:table-cell>
          <table:table-cell table:style-name="Table1.B2" office:value-type="string">
            <text:p text:style-name="P5">8</text:p>
          </table:table-cell>
          <table:table-cell table:style-name="Table1.B1" office:value-type="string">
            <text:p text:style-name="P5">9</text:p>
          </table:table-cell>
        </table:table-row>
        <table:table-row table:style-name="Table1.2">
          <table:table-cell table:style-name="Table1.B2" office:value-type="string">
            <text:p text:style-name="P4">Електроенергія</text:p>
          </table:table-cell>
          <table:table-cell table:style-name="Table1.B2" office:value-type="string">
            <text:p text:style-name="P5">4</text:p>
          </table:table-cell>
          <table:table-cell table:style-name="Table1.B1" office:value-type="string">
            <text:p text:style-name="P5">12</text:p>
          </table:table-cell>
        </table:table-row>
        <table:table-row table:style-name="Table1.2">
          <table:table-cell table:style-name="Table1.B2" office:value-type="string">
            <text:p text:style-name="P4">Прибуток (тис.грн./од.продукції)</text:p>
          </table:table-cell>
          <table:table-cell table:style-name="Table1.B2" office:value-type="string">
            <text:p text:style-name="P5">70</text:p>
          </table:table-cell>
          <table:table-cell table:style-name="Table1.B1" office:value-type="string">
            <text:p text:style-name="P5">100</text:p>
          </table:table-cell>
        </table:table-row>
      </table:table>
      <text:p text:style-name="P10">Визначити, скільки <text:s/>одиниць продукції кожного виду слід виготовити, щоб загальна вартість виробленої продукції була найбільшою. <text:s/></text:p>
      <text:p text:style-name="P10"/>
      <text:p text:style-name="P10"/>
      <text:p text:style-name="P4">2. Скласти математичну модель задачі. Розв’язати <text:s/>її методом потенціалів.</text:p>
      <text:p text:style-name="P13">У деяких містах <text:s/>є три <text:s/>первинних підприємства, які виготовляють <text:s/>відповідно 180, 140, 120 тисяч <text:s/>певних деталей на місяць. В інших містах розміщено три вторинних підприємства, які потребують відповідно 100, 200, 120 тисяч цих деталей на місяць. <text:s/>Перевезення однієї деталі <text:s/>з одного первинного підприємства до 1-го вторинного <text:s text:c="2"/>підприємство коштує 4 грн, до <text:s/>2-го - 1 грн, <text:s/>до 3-го – 5 грн.; з другого <text:s/>первинного підприємства – 2, 3, 5 грн.; з третього – 3, 6, 4 грн.. Скласти план <text:s/>забезпечення <text:s/>вторинних підприємств деталями, за якого транспортні <text:s/>витрати мінімальні.</text:p>
      <text:p text:style-name="P14"/>
      <text:p text:style-name="P14"/>
      <text:p text:style-name="P16">Варіант <text:span text:style-name="T1">1</text:span>2</text:p>
      <text:p text:style-name="P14"/>
      <text:p text:style-name="P4">1. Скласти математичну модель задачі. Побудувати двоїсту задачу і знайти <text:s text:c="2"/>розв’язок прямої і двоїстої задачі. <text:s/></text:p>
      <text:p text:style-name="P10">Завод випускає два види продукції Р1, <text:s/>Р2. Витрати ресурсів на одиницю продукції подані в таблиці.</text:p>
      <table:table table:name="Table12" table:style-name="Table12">
        <table:table-column table:style-name="Table12.A" table:number-columns-repeated="2"/>
        <table:table-column table:style-name="Table12.C"/>
        <table:table-row table:style-name="Table12.1">
          <table:table-cell table:style-name="Table12.A1" table:number-rows-spanned="2" office:value-type="string">
            <text:p text:style-name="P4">Ресурси</text:p>
          </table:table-cell>
          <table:table-cell table:style-name="Table12.B1" table:number-columns-spanned="2" office:value-type="string">
            <text:p text:style-name="P5">Продукція</text:p>
          </table:table-cell>
          <table:covered-table-cell/>
        </table:table-row>
        <table:table-row table:style-name="Table12.2">
          <table:covered-table-cell/>
          <table:table-cell table:style-name="Table12.B2" office:value-type="string">
            <text:p text:style-name="P4">Р1</text:p>
          </table:table-cell>
          <table:table-cell table:style-name="Table12.B1" office:value-type="string">
            <text:p text:style-name="P4">Р2</text:p>
          </table:table-cell>
        </table:table-row>
        <table:table-row table:style-name="Table12.2">
          <table:table-cell table:style-name="Table12.B2" office:value-type="string">
            <text:p text:style-name="P4">Обладнання</text:p>
          </table:table-cell>
          <table:table-cell table:style-name="Table12.B2" office:value-type="string">
            <text:p text:style-name="P5">1</text:p>
          </table:table-cell>
          <table:table-cell table:style-name="Table12.B1" office:value-type="string">
            <text:p text:style-name="P5">1</text:p>
          </table:table-cell>
        </table:table-row>
        <table:table-row table:style-name="Table12.2">
          <table:table-cell table:style-name="Table12.B2" office:value-type="string">
            <text:p text:style-name="P4">Сировина</text:p>
          </table:table-cell>
          <table:table-cell table:style-name="Table12.B2" office:value-type="string">
            <text:p text:style-name="P5">2</text:p>
          </table:table-cell>
          <table:table-cell table:style-name="Table12.B1" office:value-type="string">
            <text:p text:style-name="P5">5</text:p>
          </table:table-cell>
        </table:table-row>
        <table:table-row table:style-name="Table12.2">
          <table:table-cell table:style-name="Table12.B2" office:value-type="string">
            <text:p text:style-name="P4">Електроенергія</text:p>
          </table:table-cell>
          <table:table-cell table:style-name="Table12.B2" office:value-type="string">
            <text:p text:style-name="P5">3</text:p>
          </table:table-cell>
          <table:table-cell table:style-name="Table12.B1" office:value-type="string">
            <text:p text:style-name="P5">2</text:p>
          </table:table-cell>
        </table:table-row>
        <table:table-row table:style-name="Table12.2">
          <table:table-cell table:style-name="Table12.B2" office:value-type="string">
            <text:p text:style-name="P4">Ціна одиниці продукції</text:p>
          </table:table-cell>
          <table:table-cell table:style-name="Table12.B2" office:value-type="string">
            <text:p text:style-name="P5">12</text:p>
          </table:table-cell>
          <table:table-cell table:style-name="Table12.B1" office:value-type="string">
            <text:p text:style-name="P5">21</text:p>
          </table:table-cell>
        </table:table-row>
      </table:table>
      <text:p text:style-name="P10">Добові ресурси такі: 131 одиниць обладнання, 505 одиниць сировини, 348 одиниць <text:s/>електроенергії. Визначити скільки одиниць продукції кожного виду слід виготовити, щоб загальна вартість <text:s/>виробленої продукції <text:s/>була найбільшою. </text:p>
      <text:p text:style-name="P10"/>
      <text:p text:style-name="P4">2. Скласти математичну модель задачі. Розв’язати <text:s/>її методом потенціалів.</text:p>
      <text:p text:style-name="P15">У деяких містах <text:s/>є три <text:s/>первинних підприємства, які виготовляють <text:s/>відповідно 250, 150, 130 тисяч <text:s/>певних деталей на місяць. В інших містах розміщено три вторинних підприємства, які потребують відповідно 170, 210, 150 тисяч цих деталей на місяць. <text:s/>Перевезення однієї деталі <text:s/>з одного первинного підприємства на 1-ше вторинне <text:s/>підприємство коштує 5 грн, на 2-е 6 грн, <text:s/>на 3-тє – 4 грн.; з другого <text:s/>первинного підприємства – 2, 3, 3 грн.; з третього – 2, 4, 1 грн.. Скласти план <text:s/>забезпечення <text:s/>вторинних підприємств деталями, за якого транспортні <text:s/>витрати мінімальні.</text:p>
      <text:p text:style-name="P9"/>
      <text:p text:style-name="P9"/>
      <text:p text:style-name="P10"/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3:25:57.786964036</meta:creation-date>
    <dc:date>2018-11-28T14:20:22.345301362</dc:date>
    <meta:editing-duration>PT44M13S</meta:editing-duration>
    <meta:editing-cycles>1</meta:editing-cycles>
    <meta:document-statistic meta:table-count="2" meta:image-count="0" meta:object-count="0" meta:page-count="3" meta:paragraph-count="44" meta:word-count="349" meta:character-count="2443" meta:non-whitespace-character-count="2085"/>
    <meta:generator>LibreOffice/6.1.2.1$Linux_X86_64 LibreOffice_project/10$Build-1</meta:generator>
  </office:meta>
</office:document-meta>
</file>